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atch.setRevision( String revi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MatchMatcher.isExa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tch.setPattern( String patter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tch.getPatternMatcher( ModuleRevisionId askedMri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Match.setArgs( String ar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tch.getRevisionArgs( String revisio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NoMatchMatcher.matches( String st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tch.split( String string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Match.getPatter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tch.getRevi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tch.getMatch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tch.setMatcher( String match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tch.getArg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